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le Längenangaben in mm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öhe D Magnet</text:p>
          </table:table-cell>
          <table:table-cell office:value-type="float" office:value="0.015" calcext:value-type="float">
            <text:p>0,0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us R Magnet</text:p>
          </table:table-cell>
          <table:table-cell office:value-type="float" office:value="0.03" calcext:value-type="float">
            <text:p>0,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stand d der Probe zum Magneten</text:p>
          </table:table-cell>
          <table:table-cell office:value-type="float" office:value="0.001" calcext:value-type="float">
            <text:p>0,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konstante \mu_0</text:p>
          </table:table-cell>
          <table:table-cell table:formula="of:=4*PI()*10^-7" office:value-type="float" office:value="0.00000125663706143592" calcext:value-type="float">
            <text:p>1,25663706143592E-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itationskonstante g</text:p>
          </table:table-cell>
          <table:table-cell office:value-type="float" office:value="9.81" calcext:value-type="float">
            <text:p>9,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kraft B_r Neodymmagnet</text:p>
          </table:table-cell>
          <table:table-cell office:value-type="float" office:value="1.87" calcext:value-type="float">
            <text:p>1,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(B_r)</text:p>
          </table:table-cell>
          <table:table-cell office:value-type="float" office:value="0.1" calcext:value-type="float">
            <text:p>0,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(delta m)</text:p>
          </table:table-cell>
          <table:table-cell table:formula="of:=0.01/1000" office:value-type="float" office:value="0.00001" calcext:value-type="float">
            <text:p>1E-0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urchmesser d</text:p>
          </table:table-cell>
          <table:table-cell office:value-type="string" calcext:value-type="string">
            <text:p>Höhe h_s</text:p>
          </table:table-cell>
          <table:table-cell office:value-type="string" calcext:value-type="string">
            <text:p>delta m(in g)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B(d)_1</text:p>
          </table:table-cell>
          <table:table-cell office:value-type="string" calcext:value-type="string">
            <text:p>B(d)_2</text:p>
          </table:table-cell>
          <table:table-cell office:value-type="string" calcext:value-type="string">
            <text:p>B(d+h)_1</text:p>
          </table:table-cell>
          <table:table-cell office:value-type="string" calcext:value-type="string">
            <text:p>B(d+h)_2</text:p>
          </table:table-cell>
          <table:table-cell office:value-type="string" calcext:value-type="string">
            <text:p>B(d)^2</text:p>
          </table:table-cell>
          <table:table-cell office:value-type="string" calcext:value-type="string">
            <text:p>B(d+h)^2</text:p>
          </table:table-cell>
          <table:table-cell office:value-type="string" calcext:value-type="string">
            <text:p>partielle Abl^2</text:p>
          </table:table-cell>
          <table:table-cell office:value-type="string" calcext:value-type="string">
            <text:p>Permeabilität</text:p>
          </table:table-cell>
          <table:table-cell/>
          <table:table-cell office:value-type="string" calcext:value-type="string">
            <text:p>Konst Gamma</text:p>
          </table:table-cell>
          <table:table-cell office:value-type="string" calcext:value-type="string">
            <text:p>U_1</text:p>
          </table:table-cell>
          <table:table-cell office:value-type="string" calcext:value-type="string">
            <text:p>U_2</text:p>
          </table:table-cell>
          <table:table-cell office:value-type="string" calcext:value-type="string">
            <text:p>u(Chi)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0.04" calcext:value-type="float">
            <text:p>0,04</text:p>
          </table:table-cell>
          <table:table-cell office:value-type="float" office:value="0.005" calcext:value-type="float">
            <text:p>0,005</text:p>
          </table:table-cell>
          <table:table-cell table:formula="of:=0.03/1000" office:value-type="float" office:value="0.00003" calcext:value-type="float">
            <text:p>3E-05</text:p>
          </table:table-cell>
          <table:table-cell table:formula="of:=[.C13]*[.B13]^2*PI()/4" office:value-type="float" office:value="0.00000628318530717959" calcext:value-type="float">
            <text:p>6,28318530717959E-06</text:p>
          </table:table-cell>
          <table:table-cell table:formula="of:=([.$B$3]+[.$B$5])/(SQRT([.$B$4]^2+([.$B$3]+[.$B$5])^2))" office:value-type="float" office:value="0.470588235294118" calcext:value-type="float">
            <text:p>0,470588235294118</text:p>
          </table:table-cell>
          <table:table-cell table:formula="of:=[.$B$5]/SQRT([.$B$4]^2+[.$B$5]^2)" office:value-type="float" office:value="0.0333148302326385" calcext:value-type="float">
            <text:p>0,033314830232639</text:p>
          </table:table-cell>
          <table:table-cell table:formula="of:=([.$B$3]+[.$B$5]+[.$C13])/(SQRT([.$B$4]^2+([.$B$3]+[.$B$5]+[.$C13])^2))" office:value-type="float" office:value="0.573462344363328" calcext:value-type="float">
            <text:p>0,573462344363328</text:p>
          </table:table-cell>
          <table:table-cell table:formula="of:=([.$B$5]+[.$C13])/SQRT([.$B$4]^2+([.$B$5]+[.$C13])^2)" office:value-type="float" office:value="0.196116135138184" calcext:value-type="float">
            <text:p>0,196116135138184</text:p>
          </table:table-cell>
          <table:table-cell table:formula="of:=([.F13]-[.G13])^2" office:value-type="float" office:value="0.19120803077406" calcext:value-type="float">
            <text:p>0,19120803077406</text:p>
          </table:table-cell>
          <table:table-cell table:formula="of:=([.H13]-[.I13])^2" office:value-type="float" office:value="0.142390161616586" calcext:value-type="float">
            <text:p>0,142390161616586</text:p>
          </table:table-cell>
          <table:table-cell table:formula="of:=[.$B$8]^2/4*([.J13]-[.K13])" office:value-type="float" office:value="0.0426778016641928" calcext:value-type="float">
            <text:p>0,042677801664193</text:p>
          </table:table-cell>
          <table:table-cell table:formula="of:=2*[.$B$6]*[.$D13]*[.$B$7]*[.$C13]/([.$E13]*[.$L13])" office:value-type="float" office:value="0.0000137917131869011" calcext:value-type="float">
            <text:p>1,37917131869011E-05</text:p>
          </table:table-cell>
          <table:table-cell/>
          <table:table-cell table:formula="of:=8*[.$B$6] * [.$B$7] * [.$C13]/([.$E13]*([.$J13]-[.$K13]))" office:value-type="float" office:value="1.60760806144249" calcext:value-type="float">
            <text:p>1,60760806144249</text:p>
          </table:table-cell>
          <table:table-cell table:formula="of:=[.$B$10]/[.$B$8]^2" office:value-type="float" office:value="0.00000285967571277417" calcext:value-type="float">
            <text:p>2,85967571277417E-06</text:p>
          </table:table-cell>
          <table:table-cell table:formula="of:=-1/2 * [.$D13] * [.$B$9]/[.$B$8]^3" office:value-type="float" office:value="-0.000000229385752361564" calcext:value-type="float">
            <text:p>-2,29385752361564E-07</text:p>
          </table:table-cell>
          <table:table-cell table:formula="of:=[.$O13] * SQRT([.P13]^2+[.Q13]^2)" office:value-type="float" office:value="0.00000461200394980213" calcext:value-type="float">
            <text:p>4,61200394980213E-06</text:p>
          </table:table-cell>
        </table:table-row>
        <table:table-row table:style-name="ro1">
          <table:table-cell office:value-type="string" calcext:value-type="string">
            <text:p>Graphit</text:p>
          </table:table-cell>
          <table:table-cell office:value-type="float" office:value="0.04" calcext:value-type="float">
            <text:p>0,04</text:p>
          </table:table-cell>
          <table:table-cell office:value-type="float" office:value="0.005" calcext:value-type="float">
            <text:p>0,005</text:p>
          </table:table-cell>
          <table:table-cell table:formula="of:=1.38/1000" office:value-type="float" office:value="0.00138" calcext:value-type="float">
            <text:p>0,00138</text:p>
          </table:table-cell>
          <table:table-cell table:formula="of:=[.C14]*[.B14]^2*PI()/4" office:value-type="float" office:value="0.00000628318530717959" calcext:value-type="float">
            <text:p>6,28318530717959E-06</text:p>
          </table:table-cell>
          <table:table-cell table:formula="of:=([.$B$3]+[.$B$5])/(SQRT([.$B$4]^2+([.$B$3]+[.$B$5])^2))" office:value-type="float" office:value="0.470588235294118" calcext:value-type="float">
            <text:p>0,470588235294118</text:p>
          </table:table-cell>
          <table:table-cell table:formula="of:=[.$B$5]/SQRT([.$B$4]^2+[.$B$5]^2)" office:value-type="float" office:value="0.0333148302326385" calcext:value-type="float">
            <text:p>0,033314830232639</text:p>
          </table:table-cell>
          <table:table-cell table:formula="of:=([.$B$3]+[.$B$5]+[.$C14])/(SQRT([.$B$4]^2+([.$B$3]+[.$B$5]+[.$C14])^2))" office:value-type="float" office:value="0.573462344363328" calcext:value-type="float">
            <text:p>0,573462344363328</text:p>
          </table:table-cell>
          <table:table-cell table:formula="of:=([.$B$5]+[.$C14])/SQRT([.$B$4]^2+([.$B$5]+[.$C14])^2)" office:value-type="float" office:value="0.196116135138184" calcext:value-type="float">
            <text:p>0,196116135138184</text:p>
          </table:table-cell>
          <table:table-cell table:formula="of:=([.F14]-[.G14])^2" office:value-type="float" office:value="0.19120803077406" calcext:value-type="float">
            <text:p>0,19120803077406</text:p>
          </table:table-cell>
          <table:table-cell table:formula="of:=([.H14]-[.I14])^2" office:value-type="float" office:value="0.142390161616586" calcext:value-type="float">
            <text:p>0,142390161616586</text:p>
          </table:table-cell>
          <table:table-cell table:formula="of:=[.$B$8]^2/4*([.J14]-[.K14])" office:value-type="float" office:value="0.0426778016641928" calcext:value-type="float">
            <text:p>0,042677801664193</text:p>
          </table:table-cell>
          <table:table-cell table:formula="of:=2*[.$B$6]*[.$D14]*[.$B$7]*[.$C14]/([.$E14]*[.$L14])" office:value-type="float" office:value="0.000634418806597453" calcext:value-type="float">
            <text:p>0,000634418806597</text:p>
          </table:table-cell>
          <table:table-cell/>
          <table:table-cell table:formula="of:=8*[.$B$6] * [.$B$7] * [.$C14]/([.$E14]*([.$J14]-[.$K14]))" office:value-type="float" office:value="1.60760806144249" calcext:value-type="float">
            <text:p>1,60760806144249</text:p>
          </table:table-cell>
          <table:table-cell table:formula="of:=[.$B$10]/[.$B$8]^2" office:value-type="float" office:value="0.00000285967571277417" calcext:value-type="float">
            <text:p>2,85967571277417E-06</text:p>
          </table:table-cell>
          <table:table-cell table:formula="of:=-1/2 * [.$D14] * [.$B$9]/[.$B$8]^3" office:value-type="float" office:value="-0.000010551744608632" calcext:value-type="float">
            <text:p>-1,0551744608632E-05</text:p>
          </table:table-cell>
          <table:table-cell table:formula="of:=[.$O14] * SQRT([.P14]^2+[.Q14]^2)" office:value-type="float" office:value="0.0000175749915567008" calcext:value-type="float">
            <text:p>1,75749915567008E-05</text:p>
          </table:table-cell>
        </table:table-row>
        <table:table-row table:style-name="ro1">
          <table:table-cell office:value-type="string" calcext:value-type="string">
            <text:p>Glas</text:p>
          </table:table-cell>
          <table:table-cell office:value-type="float" office:value="0.04" calcext:value-type="float">
            <text:p>0,04</text:p>
          </table:table-cell>
          <table:table-cell office:value-type="float" office:value="0.008" calcext:value-type="float">
            <text:p>0,008</text:p>
          </table:table-cell>
          <table:table-cell table:formula="of:=0.04/1000" office:value-type="float" office:value="0.00004" calcext:value-type="float">
            <text:p>4E-05</text:p>
          </table:table-cell>
          <table:table-cell table:formula="of:=[.C15]*[.B15]^2*PI()/4" office:value-type="float" office:value="0.0000100530964914873" calcext:value-type="float">
            <text:p>1,00530964914873E-05</text:p>
          </table:table-cell>
          <table:table-cell table:formula="of:=([.$B$3]+[.$B$5])/(SQRT([.$B$4]^2+([.$B$3]+[.$B$5])^2))" office:value-type="float" office:value="0.470588235294118" calcext:value-type="float">
            <text:p>0,470588235294118</text:p>
          </table:table-cell>
          <table:table-cell table:formula="of:=[.$B$5]/SQRT([.$B$4]^2+[.$B$5]^2)" office:value-type="float" office:value="0.0333148302326385" calcext:value-type="float">
            <text:p>0,033314830232639</text:p>
          </table:table-cell>
          <table:table-cell table:formula="of:=([.$B$3]+[.$B$5]+[.$C15])/(SQRT([.$B$4]^2+([.$B$3]+[.$B$5]+[.$C15])^2))" office:value-type="float" office:value="0.624695047554424" calcext:value-type="float">
            <text:p>0,624695047554424</text:p>
          </table:table-cell>
          <table:table-cell table:formula="of:=([.$B$5]+[.$C15])/SQRT([.$B$4]^2+([.$B$5]+[.$C15])^2)" office:value-type="float" office:value="0.287347885566345" calcext:value-type="float">
            <text:p>0,287347885566345</text:p>
          </table:table-cell>
          <table:table-cell table:formula="of:=([.F15]-[.G15])^2" office:value-type="float" office:value="0.19120803077406" calcext:value-type="float">
            <text:p>0,19120803077406</text:p>
          </table:table-cell>
          <table:table-cell table:formula="of:=([.H15]-[.I15])^2" office:value-type="float" office:value="0.113803107701411" calcext:value-type="float">
            <text:p>0,113803107701411</text:p>
          </table:table-cell>
          <table:table-cell table:formula="of:=[.$B$8]^2/4*([.J15]-[.K15])" office:value-type="float" office:value="0.0676693188731869" calcext:value-type="float">
            <text:p>0,067669318873187</text:p>
          </table:table-cell>
          <table:table-cell table:formula="of:=2*[.$B$6]*[.$D15]*[.$B$7]*[.$C15]/([.$E15]*[.$L15])" office:value-type="float" office:value="0.0000115975749877241" calcext:value-type="float">
            <text:p>1,15975749877241E-05</text:p>
          </table:table-cell>
          <table:table-cell/>
          <table:table-cell table:formula="of:=8*[.$B$6] * [.$B$7] * [.$C15]/([.$E15]*([.$J15]-[.$K15]))" office:value-type="float" office:value="1.01388899936431" calcext:value-type="float">
            <text:p>1,01388899936431</text:p>
          </table:table-cell>
          <table:table-cell table:formula="of:=[.$B$10]/[.$B$8]^2" office:value-type="float" office:value="0.00000285967571277417" calcext:value-type="float">
            <text:p>2,85967571277417E-06</text:p>
          </table:table-cell>
          <table:table-cell table:formula="of:=-1/2 * [.$D15] * [.$B$9]/[.$B$8]^3" office:value-type="float" office:value="-0.000000305847669815419" calcext:value-type="float">
            <text:p>-3,05847669815419E-07</text:p>
          </table:table-cell>
          <table:table-cell table:formula="of:=[.$O15] * SQRT([.P15]^2+[.Q15]^2)" office:value-type="float" office:value="0.00000291592924697809" calcext:value-type="float">
            <text:p>2,91592924697809E-0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formula="of:=[.M13]*1000000" office:value-type="float" office:value="13.7917131869012" calcext:value-type="float">
            <text:p>13,7917131869012</text:p>
          </table:table-cell>
          <table:table-cell table:number-columns-repeated="4"/>
          <table:table-cell table:formula="of:=[.R13]*1000000" office:value-type="float" office:value="4.61200394980213" calcext:value-type="float">
            <text:p>4,61200394980213</text:p>
          </table:table-cell>
        </table:table-row>
        <table:table-row table:style-name="ro1">
          <table:table-cell table:number-columns-repeated="12"/>
          <table:table-cell table:formula="of:=[.M14]*1000000" office:value-type="float" office:value="634.418806597453" calcext:value-type="float">
            <text:p>634,418806597453</text:p>
          </table:table-cell>
          <table:table-cell table:number-columns-repeated="4"/>
          <table:table-cell table:formula="of:=[.R14]*1000000" office:value-type="float" office:value="17.5749915567008" calcext:value-type="float">
            <text:p>17,5749915567008</text:p>
          </table:table-cell>
        </table:table-row>
        <table:table-row table:style-name="ro1">
          <table:table-cell table:number-columns-repeated="12"/>
          <table:table-cell table:formula="of:=[.M15]*1000000" office:value-type="float" office:value="11.5975749877241" calcext:value-type="float">
            <text:p>11,5975749877241</text:p>
          </table:table-cell>
          <table:table-cell table:number-columns-repeated="4"/>
          <table:table-cell table:formula="of:=[.R15]*1000000" office:value-type="float" office:value="2.91592924697809" calcext:value-type="float">
            <text:p>2,91592924697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9:48:41.375000000</meta:creation-date>
    <meta:generator>LibreOffice/5.3.6.1$Windows_x86 LibreOffice_project/686f202eff87ef707079aeb7f485847613344eb7</meta:generator>
    <dc:date>2017-11-21T22:16:30.243000000</dc:date>
    <meta:editing-duration>PT40M6S</meta:editing-duration>
    <meta:editing-cycles>2</meta:editing-cycles>
    <meta:document-statistic meta:table-count="1" meta:cell-count="90" meta:object-count="0"/>
  </office:meta>
</office:document-meta>
</file>